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a88" officeooo:paragraph-rsid="00066a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nother office odt file. This will again be used for searching things here.</text:p>
      <text:p text:style-name="P1">Final purpose is to test if the program works smoothly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30T16:07:03.739474535</meta:creation-date>
    <dc:date>2021-06-30T16:08:02.468661910</dc:date>
    <meta:editing-duration>PT59S</meta:editing-duration>
    <meta:editing-cycles>1</meta:editing-cycles>
    <meta:document-statistic meta:table-count="0" meta:image-count="0" meta:object-count="0" meta:page-count="1" meta:paragraph-count="2" meta:word-count="25" meta:character-count="138" meta:non-whitespace-character-count="115"/>
    <meta:generator>LibreOffice/6.4.7.2$Linux_X86_64 LibreOffice_project/40$Build-2</meta:generator>
  </office:meta>
</office:document-meta>
</file>